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94" calcext:value-type="float">
            <text:p>52.3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8" calcext:value-type="float">
            <text:p>52.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86" calcext:value-type="float">
            <text:p>53.5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22" calcext:value-type="float">
            <text:p>51.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8" calcext:value-type="float">
            <text:p>52.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016" calcext:value-type="float">
            <text:p>53.0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8" calcext:value-type="float">
            <text:p>52.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86" calcext:value-type="float">
            <text:p>53.5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8016" calcext:value-type="float">
            <text:p>53.4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4184" calcext:value-type="float">
            <text:p>51.7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22" calcext:value-type="float">
            <text:p>51.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8" calcext:value-type="float">
            <text:p>52.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4016" calcext:value-type="float">
            <text:p>51.9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1784" calcext:value-type="float">
            <text:p>51.6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3016" calcext:value-type="float">
            <text:p>51.5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9216" calcext:value-type="float">
            <text:p>51.6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1816" calcext:value-type="float">
            <text:p>53.3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0584" calcext:value-type="float">
            <text:p>53.4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852" calcext:value-type="float">
            <text:p>52.9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716" calcext:value-type="float">
            <text:p>53.4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092" calcext:value-type="float">
            <text:p>53.0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376" calcext:value-type="float">
            <text:p>52.9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8392" calcext:value-type="float">
            <text:p>53.4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1816" calcext:value-type="float">
            <text:p>53.3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6808" calcext:value-type="float">
            <text:p>52.9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1816" calcext:value-type="float">
            <text:p>53.3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4384" calcext:value-type="float">
            <text:p>53.3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6976" calcext:value-type="float">
            <text:p>52.7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8703</text:p>
          </table:table-cell>
          <table:table-cell office:value-type="string" calcext:value-type="string">
            <text:p>Sheffield Quad</text:p>
          </table:table-cell>
          <table:table-cell office:value-type="string" calcext:value-type="string">
            <text:p>200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2" meta:object-count="0"/>
    <meta:user-defined meta:name="AppVersion">3.0</meta:user-defined>
  </office:meta>
</office:document-meta>
</file>